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206067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5.0"/>
          <table:table-cell office:value-type="float" office:value="8030.0"/>
          <table:table-cell office:value-type="float" office:value="31511.0"/>
          <table:table-cell office:value-type="float" office:value="40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42.0"/>
          <table:table-cell office:value-type="float" office:value="18286.0"/>
          <table:table-cell office:value-type="float" office:value="14273.0"/>
          <table:table-cell office:value-type="float" office:value="13853.0"/>
          <table:table-cell office:value-type="float" office:value="2656.0"/>
          <table:table-cell office:value-type="float" office:value="14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180103"/>
          <table:table-cell office:value-type="float" office:value="0.1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99.0"/>
          <table:table-cell office:value-type="float" office:value="1736.0"/>
          <table:table-cell office:value-type="float" office:value="8197.0"/>
          <table:table-cell office:value-type="float" office:value="32301.0"/>
          <table:table-cell office:value-type="float" office:value="40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78.0"/>
          <table:table-cell office:value-type="float" office:value="18692.0"/>
          <table:table-cell office:value-type="float" office:value="14543.0"/>
          <table:table-cell office:value-type="float" office:value="14171.0"/>
          <table:table-cell office:value-type="float" office:value="2681.0"/>
          <table:table-cell office:value-type="float" office:value="14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214293"/>
          <table:table-cell office:value-type="float" office:value="0.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4.0"/>
          <table:table-cell office:value-type="float" office:value="8117.0"/>
          <table:table-cell office:value-type="float" office:value="31920.0"/>
          <table:table-cell office:value-type="float" office:value="38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551.0"/>
          <table:table-cell office:value-type="float" office:value="18466.0"/>
          <table:table-cell office:value-type="float" office:value="14408.0"/>
          <table:table-cell office:value-type="float" office:value="13983.0"/>
          <table:table-cell office:value-type="float" office:value="2662.0"/>
          <table:table-cell office:value-type="float" office:value="14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209139"/>
          <table:table-cell office:value-type="float" office:value="0.16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71.0"/>
          <table:table-cell office:value-type="float" office:value="4057.0"/>
          <table:table-cell office:value-type="float" office:value="7243.0"/>
          <table:table-cell office:value-type="float" office:value="28747.0"/>
          <table:table-cell office:value-type="float" office:value="40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45.0"/>
          <table:table-cell office:value-type="float" office:value="17387.0"/>
          <table:table-cell office:value-type="float" office:value="13444.0"/>
          <table:table-cell office:value-type="float" office:value="13539.0"/>
          <table:table-cell office:value-type="float" office:value="2626.0"/>
          <table:table-cell office:value-type="float" office:value="14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204269"/>
          <table:table-cell office:value-type="float" office:value="0.13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93.0"/>
          <table:table-cell office:value-type="float" office:value="7801.0"/>
          <table:table-cell office:value-type="float" office:value="30864.0"/>
          <table:table-cell office:value-type="float" office:value="38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87.0"/>
          <table:table-cell office:value-type="float" office:value="18206.0"/>
          <table:table-cell office:value-type="float" office:value="14129.0"/>
          <table:table-cell office:value-type="float" office:value="13982.0"/>
          <table:table-cell office:value-type="float" office:value="2654.0"/>
          <table:table-cell office:value-type="float" office:value="14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0.182875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12905.0"/>
          <table:table-cell office:value-type="float" office:value="50060.0"/>
          <table:table-cell office:value-type="float" office:value="41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9.0"/>
          <table:table-cell office:value-type="float" office:value="26109.0"/>
          <table:table-cell office:value-type="float" office:value="20778.0"/>
          <table:table-cell office:value-type="float" office:value="18509.0"/>
          <table:table-cell office:value-type="float" office:value="3243.0"/>
          <table:table-cell office:value-type="float" office:value="14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0.177056"/>
          <table:table-cell office:value-type="float" office:value="0.1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8.0"/>
          <table:table-cell office:value-type="float" office:value="12806.0"/>
          <table:table-cell office:value-type="float" office:value="49676.0"/>
          <table:table-cell office:value-type="float" office:value="42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29.0"/>
          <table:table-cell office:value-type="float" office:value="25935.0"/>
          <table:table-cell office:value-type="float" office:value="20629.0"/>
          <table:table-cell office:value-type="float" office:value="18395.0"/>
          <table:table-cell office:value-type="float" office:value="3222.0"/>
          <table:table-cell office:value-type="float" office:value="14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0.12521"/>
          <table:table-cell office:value-type="float" office:value="0.0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.0"/>
          <table:table-cell office:value-type="float" office:value="12749.0"/>
          <table:table-cell office:value-type="float" office:value="4944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20.0"/>
          <table:table-cell office:value-type="float" office:value="25833.0"/>
          <table:table-cell office:value-type="float" office:value="20557.0"/>
          <table:table-cell office:value-type="float" office:value="18324.0"/>
          <table:table-cell office:value-type="float" office:value="3224.0"/>
          <table:table-cell office:value-type="float" office:value="14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0.158356"/>
          <table:table-cell office:value-type="float" office:value="0.1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2899.0"/>
          <table:table-cell office:value-type="float" office:value="50046.0"/>
          <table:table-cell office:value-type="float" office:value="432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63.0"/>
          <table:table-cell office:value-type="float" office:value="26111.0"/>
          <table:table-cell office:value-type="float" office:value="20780.0"/>
          <table:table-cell office:value-type="float" office:value="18513.0"/>
          <table:table-cell office:value-type="float" office:value="3259.0"/>
          <table:table-cell office:value-type="float" office:value="14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0.157318"/>
          <table:table-cell office:value-type="float" office:value="0.1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5.0"/>
          <table:table-cell office:value-type="float" office:value="12859.0"/>
          <table:table-cell office:value-type="float" office:value="49860.0"/>
          <table:table-cell office:value-type="float" office:value="43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48.0"/>
          <table:table-cell office:value-type="float" office:value="26019.0"/>
          <table:table-cell office:value-type="float" office:value="20707.0"/>
          <table:table-cell office:value-type="float" office:value="18448.0"/>
          <table:table-cell office:value-type="float" office:value="3232.0"/>
          <table:table-cell office:value-type="float" office:value="14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0.235641"/>
          <table:table-cell office:value-type="float" office:value="0.1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6.0"/>
          <table:table-cell office:value-type="float" office:value="17246.0"/>
          <table:table-cell office:value-type="float" office:value="70483.0"/>
          <table:table-cell office:value-type="float" office:value="40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01.0"/>
          <table:table-cell office:value-type="float" office:value="38433.0"/>
          <table:table-cell office:value-type="float" office:value="28827.0"/>
          <table:table-cell office:value-type="float" office:value="28622.0"/>
          <table:table-cell office:value-type="float" office:value="4662.0"/>
          <table:table-cell office:value-type="float" office:value="175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0.210056"/>
          <table:table-cell office:value-type="float" office:value="0.13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0.0"/>
          <table:table-cell office:value-type="float" office:value="16811.0"/>
          <table:table-cell office:value-type="float" office:value="68969.0"/>
          <table:table-cell office:value-type="float" office:value="40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80.0"/>
          <table:table-cell office:value-type="float" office:value="37936.0"/>
          <table:table-cell office:value-type="float" office:value="28355.0"/>
          <table:table-cell office:value-type="float" office:value="28459.0"/>
          <table:table-cell office:value-type="float" office:value="4596.0"/>
          <table:table-cell office:value-type="float" office:value="175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0.1599"/>
          <table:table-cell office:value-type="float" office:value="0.1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6.0"/>
          <table:table-cell office:value-type="float" office:value="16911.0"/>
          <table:table-cell office:value-type="float" office:value="69277.0"/>
          <table:table-cell office:value-type="float" office:value="47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731.0"/>
          <table:table-cell office:value-type="float" office:value="38061.0"/>
          <table:table-cell office:value-type="float" office:value="28496.0"/>
          <table:table-cell office:value-type="float" office:value="28523.0"/>
          <table:table-cell office:value-type="float" office:value="4638.0"/>
          <table:table-cell office:value-type="float" office:value="175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0.166131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1.0"/>
          <table:table-cell office:value-type="float" office:value="17391.0"/>
          <table:table-cell office:value-type="float" office:value="71058.0"/>
          <table:table-cell office:value-type="float" office:value="44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44.0"/>
          <table:table-cell office:value-type="float" office:value="38683.0"/>
          <table:table-cell office:value-type="float" office:value="29031.0"/>
          <table:table-cell office:value-type="float" office:value="28787.0"/>
          <table:table-cell office:value-type="float" office:value="4673.0"/>
          <table:table-cell office:value-type="float" office:value="175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0.193167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1.0"/>
          <table:table-cell office:value-type="float" office:value="17327.0"/>
          <table:table-cell office:value-type="float" office:value="70821.0"/>
          <table:table-cell office:value-type="float" office:value="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1.0"/>
          <table:table-cell office:value-type="float" office:value="38594.0"/>
          <table:table-cell office:value-type="float" office:value="28956.0"/>
          <table:table-cell office:value-type="float" office:value="28737.0"/>
          <table:table-cell office:value-type="float" office:value="4676.0"/>
          <table:table-cell office:value-type="float" office:value="175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0.255791"/>
          <table:table-cell office:value-type="float" office:value="0.18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2.0"/>
          <table:table-cell office:value-type="float" office:value="24402.0"/>
          <table:table-cell office:value-type="float" office:value="98332.0"/>
          <table:table-cell office:value-type="float" office:value="423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45.0"/>
          <table:table-cell office:value-type="float" office:value="50254.0"/>
          <table:table-cell office:value-type="float" office:value="38346.0"/>
          <table:table-cell office:value-type="float" office:value="35666.0"/>
          <table:table-cell office:value-type="float" office:value="5508.0"/>
          <table:table-cell office:value-type="float" office:value="175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0.244976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33.0"/>
          <table:table-cell office:value-type="float" office:value="24332.0"/>
          <table:table-cell office:value-type="float" office:value="98065.0"/>
          <table:table-cell office:value-type="float" office:value="42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32.0"/>
          <table:table-cell office:value-type="float" office:value="50143.0"/>
          <table:table-cell office:value-type="float" office:value="38256.0"/>
          <table:table-cell office:value-type="float" office:value="35595.0"/>
          <table:table-cell office:value-type="float" office:value="5512.0"/>
          <table:table-cell office:value-type="float" office:value="175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0.223134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0.0"/>
          <table:table-cell office:value-type="float" office:value="24605.0"/>
          <table:table-cell office:value-type="float" office:value="99292.0"/>
          <table:table-cell office:value-type="float" office:value="44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78.0"/>
          <table:table-cell office:value-type="float" office:value="50715.0"/>
          <table:table-cell office:value-type="float" office:value="38650.0"/>
          <table:table-cell office:value-type="float" office:value="36001.0"/>
          <table:table-cell office:value-type="float" office:value="5547.0"/>
          <table:table-cell office:value-type="float" office:value="175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0.292389"/>
          <table:table-cell office:value-type="float" office:value="0.1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0.0"/>
          <table:table-cell office:value-type="float" office:value="24396.0"/>
          <table:table-cell office:value-type="float" office:value="98346.0"/>
          <table:table-cell office:value-type="float" office:value="52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43.0"/>
          <table:table-cell office:value-type="float" office:value="50267.0"/>
          <table:table-cell office:value-type="float" office:value="38347.0"/>
          <table:table-cell office:value-type="float" office:value="35681.0"/>
          <table:table-cell office:value-type="float" office:value="5516.0"/>
          <table:table-cell office:value-type="float" office:value="175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0.258862"/>
          <table:table-cell office:value-type="float" office:value="0.16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2.0"/>
          <table:table-cell office:value-type="float" office:value="24437.0"/>
          <table:table-cell office:value-type="float" office:value="98496.0"/>
          <table:table-cell office:value-type="float" office:value="41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47.0"/>
          <table:table-cell office:value-type="float" office:value="50329.0"/>
          <table:table-cell office:value-type="float" office:value="38393.0"/>
          <table:table-cell office:value-type="float" office:value="35722.0"/>
          <table:table-cell office:value-type="float" office:value="5505.0"/>
          <table:table-cell office:value-type="float" office:value="175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V3:.$V22])^2)^0.5" office:value-type="float"/>
          <table:table-cell table:number-matrix-columns-spanned="1" table:number-matrix-rows-spanned="1" table:formula="of:=SUM(([.C3:.C22]-[.$W3:.$W22])^2)^0.5" office:value-type="float"/>
          <table:table-cell table:number-matrix-columns-spanned="1" table:number-matrix-rows-spanned="1" table:formula="of:=SUM(([.D3:.D22]-[.$X3:.$X22])^2)^0.5" office:value-type="float"/>
          <table:table-cell table:number-matrix-columns-spanned="1" table:number-matrix-rows-spanned="1" table:formula="of:=SUM(([.E3:.E22]-[.$Y3:.$Y22])^2)^0.5" office:value-type="float"/>
          <table:table-cell table:number-matrix-columns-spanned="1" table:number-matrix-rows-spanned="1" table:formula="of:=SUM(([.F3:.F22]-[.$Z3:.$Z22])^2)^0.5" office:value-type="float"/>
          <table:table-cell table:number-matrix-columns-spanned="1" table:number-matrix-rows-spanned="1" table:formula="of:=SUM(([.G3:.G22]-[.$AA3:.$AA22])^2)^0.5" office:value-type="float"/>
          <table:table-cell table:number-matrix-columns-spanned="1" table:number-matrix-rows-spanned="1" table:formula="of:=SUM(([.H3:.H22]-[.$AB3:.$AB22])^2)^0.5" office:value-type="float"/>
          <table:table-cell table:number-matrix-columns-spanned="1" table:number-matrix-rows-spanned="1" table:formula="of:=SUM(([.I3:.I22]-[.$AC3:.$AC22])^2)^0.5" office:value-type="float"/>
          <table:table-cell table:number-matrix-columns-spanned="1" table:number-matrix-rows-spanned="1" table:formula="of:=SUM(([.J3:.J22]-[.$AD3:.$AD22])^2)^0.5" office:value-type="float"/>
          <table:table-cell table:number-matrix-columns-spanned="1" table:number-matrix-rows-spanned="1" table:formula="of:=SUM(([.K3:.K22]-[.$AE3:.$AE22])^2)^0.5" office:value-type="float"/>
          <table:table-cell table:number-matrix-columns-spanned="1" table:number-matrix-rows-spanned="1" table:formula="of:=SUM(([.L3:.L22]-[.$AF3:.$AF22])^2)^0.5" office:value-type="float"/>
          <table:table-cell table:number-matrix-columns-spanned="1" table:number-matrix-rows-spanned="1" table:formula="of:=SUM(([.M3:.M22]-[.$AG3:.$AG22])^2)^0.5" office:value-type="float"/>
          <table:table-cell table:number-matrix-columns-spanned="1" table:number-matrix-rows-spanned="1" table:formula="of:=SUM(([.N3:.N22]-[.$AH3:.$AH22])^2)^0.5" office:value-type="float"/>
          <table:table-cell table:number-matrix-columns-spanned="1" table:number-matrix-rows-spanned="1" table:formula="of:=SUM(([.O3:.O22]-[.$AI3:.$AI22])^2)^0.5" office:value-type="float"/>
          <table:table-cell table:number-matrix-columns-spanned="1" table:number-matrix-rows-spanned="1" table:formula="of:=SUM(([.P3:.P22]-[.$AJ3:.$AJ22])^2)^0.5" office:value-type="float"/>
          <table:table-cell table:number-matrix-columns-spanned="1" table:number-matrix-rows-spanned="1" table:formula="of:=SUM(([.Q3:.Q22]-[.$AK3:.$AK22])^2)^0.5" office:value-type="float"/>
          <table:table-cell table:number-matrix-columns-spanned="1" table:number-matrix-rows-spanned="1" table:formula="of:=SUM(([.R3:.R22]-[.$AL3:.$AL22])^2)^0.5" office:value-type="float"/>
          <table:table-cell table:number-matrix-columns-spanned="1" table:number-matrix-rows-spanned="1" table:formula="of:=SUM(([.S3:.S22]-[.$AM3:.$AM22])^2)^0.5" office:value-type="float"/>
          <table:table-cell table:number-matrix-columns-spanned="1" table:number-matrix-rows-spanned="1" table:formula="of:=SUM(([.T3:.T22]-[.$AN3:.$AN22])^2)^0.5" office:value-type="float"/>
          <table:table-cell table:number-matrix-columns-spanned="1" table:number-matrix-rows-spanned="1" table:formula="of:=SUM(([.U3:.U22]-[.$AO3:.$AO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V3:.$V22])" office:value-type="float"/>
          <table:table-cell table:number-matrix-columns-spanned="1" table:number-matrix-rows-spanned="1" table:formula="of:=SUM([.C3:.C22]=[.$W3:.$W22])" office:value-type="float"/>
          <table:table-cell table:number-matrix-columns-spanned="1" table:number-matrix-rows-spanned="1" table:formula="of:=SUM([.D3:.D22]=[.$X3:.$X22])" office:value-type="float"/>
          <table:table-cell table:number-matrix-columns-spanned="1" table:number-matrix-rows-spanned="1" table:formula="of:=SUM([.E3:.E22]=[.$Y3:.$Y22])" office:value-type="float"/>
          <table:table-cell table:number-matrix-columns-spanned="1" table:number-matrix-rows-spanned="1" table:formula="of:=SUM([.F3:.F22]=[.$Z3:.$Z22])" office:value-type="float"/>
          <table:table-cell table:number-matrix-columns-spanned="1" table:number-matrix-rows-spanned="1" table:formula="of:=SUM([.G3:.G22]=[.$AA3:.$AA22])" office:value-type="float"/>
          <table:table-cell table:number-matrix-columns-spanned="1" table:number-matrix-rows-spanned="1" table:formula="of:=SUM([.H3:.H22]=[.$AB3:.$AB22])" office:value-type="float"/>
          <table:table-cell table:number-matrix-columns-spanned="1" table:number-matrix-rows-spanned="1" table:formula="of:=SUM([.I3:.I22]=[.$AC3:.$AC22])" office:value-type="float"/>
          <table:table-cell table:number-matrix-columns-spanned="1" table:number-matrix-rows-spanned="1" table:formula="of:=SUM([.J3:.J22]=[.$AD3:.$AD22])" office:value-type="float"/>
          <table:table-cell table:number-matrix-columns-spanned="1" table:number-matrix-rows-spanned="1" table:formula="of:=SUM([.K3:.K22]=[.$AE3:.$AE22])" office:value-type="float"/>
          <table:table-cell table:number-matrix-columns-spanned="1" table:number-matrix-rows-spanned="1" table:formula="of:=SUM([.L3:.L22]=[.$AF3:.$AF22])" office:value-type="float"/>
          <table:table-cell table:number-matrix-columns-spanned="1" table:number-matrix-rows-spanned="1" table:formula="of:=SUM([.M3:.M22]=[.$AG3:.$AG22])" office:value-type="float"/>
          <table:table-cell table:number-matrix-columns-spanned="1" table:number-matrix-rows-spanned="1" table:formula="of:=SUM([.N3:.N22]=[.$AH3:.$AH22])" office:value-type="float"/>
          <table:table-cell table:number-matrix-columns-spanned="1" table:number-matrix-rows-spanned="1" table:formula="of:=SUM([.O3:.O22]=[.$AI3:.$AI22])" office:value-type="float"/>
          <table:table-cell table:number-matrix-columns-spanned="1" table:number-matrix-rows-spanned="1" table:formula="of:=SUM([.P3:.P22]=[.$AJ3:.$AJ22])" office:value-type="float"/>
          <table:table-cell table:number-matrix-columns-spanned="1" table:number-matrix-rows-spanned="1" table:formula="of:=SUM([.Q3:.Q22]=[.$AK3:.$AK22])" office:value-type="float"/>
          <table:table-cell table:number-matrix-columns-spanned="1" table:number-matrix-rows-spanned="1" table:formula="of:=SUM([.R3:.R22]=[.$AL3:.$AL22])" office:value-type="float"/>
          <table:table-cell table:number-matrix-columns-spanned="1" table:number-matrix-rows-spanned="1" table:formula="of:=SUM([.S3:.S22]=[.$AM3:.$AM22])" office:value-type="float"/>
          <table:table-cell table:number-matrix-columns-spanned="1" table:number-matrix-rows-spanned="1" table:formula="of:=SUM([.T3:.T22]=[.$AN3:.$AN22])" office:value-type="float"/>
          <table:table-cell table:number-matrix-columns-spanned="1" table:number-matrix-rows-spanned="1" table:formula="of:=SUM([.U3:.U22]=[.$AO3:.$AO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P3:.$AP22])" office:value-type="float"/>
          <table:table-cell table:number-matrix-columns-spanned="1" table:number-matrix-rows-spanned="1" table:formula="of:=SUM([.C3:.C22]&lt;[.$AQ3:.$AQ22])" office:value-type="float"/>
          <table:table-cell table:number-matrix-columns-spanned="1" table:number-matrix-rows-spanned="1" table:formula="of:=SUM([.D3:.D22]&lt;[.$AR3:.$AR22])" office:value-type="float"/>
          <table:table-cell table:number-matrix-columns-spanned="1" table:number-matrix-rows-spanned="1" table:formula="of:=SUM([.E3:.E22]&lt;[.$AS3:.$AS22])" office:value-type="float"/>
          <table:table-cell table:number-matrix-columns-spanned="1" table:number-matrix-rows-spanned="1" table:formula="of:=SUM([.F3:.F22]&lt;[.$AT3:.$AT22])" office:value-type="float"/>
          <table:table-cell table:number-matrix-columns-spanned="1" table:number-matrix-rows-spanned="1" table:formula="of:=SUM([.G3:.G22]&lt;[.$AU3:.$AU22])" office:value-type="float"/>
          <table:table-cell table:number-matrix-columns-spanned="1" table:number-matrix-rows-spanned="1" table:formula="of:=SUM([.H3:.H22]&lt;[.$AV3:.$AV22])" office:value-type="float"/>
          <table:table-cell table:number-matrix-columns-spanned="1" table:number-matrix-rows-spanned="1" table:formula="of:=SUM([.I3:.I22]&lt;[.$AW3:.$AW22])" office:value-type="float"/>
          <table:table-cell table:number-matrix-columns-spanned="1" table:number-matrix-rows-spanned="1" table:formula="of:=SUM([.J3:.J22]&lt;[.$AX3:.$AX22])" office:value-type="float"/>
          <table:table-cell table:number-matrix-columns-spanned="1" table:number-matrix-rows-spanned="1" table:formula="of:=SUM([.K3:.K22]&lt;[.$AY3:.$AY22])" office:value-type="float"/>
          <table:table-cell table:number-matrix-columns-spanned="1" table:number-matrix-rows-spanned="1" table:formula="of:=SUM([.L3:.L22]&lt;[.$AZ3:.$AZ22])" office:value-type="float"/>
          <table:table-cell table:number-matrix-columns-spanned="1" table:number-matrix-rows-spanned="1" table:formula="of:=SUM([.M3:.M22]&lt;[.$BA3:.$BA22])" office:value-type="float"/>
          <table:table-cell table:number-matrix-columns-spanned="1" table:number-matrix-rows-spanned="1" table:formula="of:=SUM([.N3:.N22]&lt;[.$BB3:.$BB22])" office:value-type="float"/>
          <table:table-cell table:number-matrix-columns-spanned="1" table:number-matrix-rows-spanned="1" table:formula="of:=SUM([.O3:.O22]&lt;[.$BC3:.$BC22])" office:value-type="float"/>
          <table:table-cell table:number-matrix-columns-spanned="1" table:number-matrix-rows-spanned="1" table:formula="of:=SUM([.P3:.P22]&lt;[.$BD3:.$BD22])" office:value-type="float"/>
          <table:table-cell table:number-matrix-columns-spanned="1" table:number-matrix-rows-spanned="1" table:formula="of:=SUM([.Q3:.Q22]&lt;[.$BE3:.$BE22])" office:value-type="float"/>
          <table:table-cell table:number-matrix-columns-spanned="1" table:number-matrix-rows-spanned="1" table:formula="of:=SUM([.R3:.R22]&lt;[.$BF3:.$BF22])" office:value-type="float"/>
          <table:table-cell table:number-matrix-columns-spanned="1" table:number-matrix-rows-spanned="1" table:formula="of:=SUM([.S3:.S22]&lt;[.$BG3:.$BG22])" office:value-type="float"/>
          <table:table-cell table:number-matrix-columns-spanned="1" table:number-matrix-rows-spanned="1" table:formula="of:=SUM([.T3:.T22]&lt;[.$BH3:.$BH22])" office:value-type="float"/>
          <table:table-cell table:number-matrix-columns-spanned="1" table:number-matrix-rows-spanned="1" table:formula="of:=SUM([.U3:.U22]&lt;[.$BI3:.$BI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P3:.$AP22])" office:value-type="float"/>
          <table:table-cell table:number-matrix-columns-spanned="1" table:number-matrix-rows-spanned="1" table:formula="of:=SUM([.C3:.C22]&gt;[.$AQ3:.$AQ22])" office:value-type="float"/>
          <table:table-cell table:number-matrix-columns-spanned="1" table:number-matrix-rows-spanned="1" table:formula="of:=SUM([.D3:.D22]&gt;[.$AR3:.$AR22])" office:value-type="float"/>
          <table:table-cell table:number-matrix-columns-spanned="1" table:number-matrix-rows-spanned="1" table:formula="of:=SUM([.E3:.E22]&gt;[.$AS3:.$AS22])" office:value-type="float"/>
          <table:table-cell table:number-matrix-columns-spanned="1" table:number-matrix-rows-spanned="1" table:formula="of:=SUM([.F3:.F22]&gt;[.$AT3:.$AT22])" office:value-type="float"/>
          <table:table-cell table:number-matrix-columns-spanned="1" table:number-matrix-rows-spanned="1" table:formula="of:=SUM([.G3:.G22]&gt;[.$AU3:.$AU22])" office:value-type="float"/>
          <table:table-cell table:number-matrix-columns-spanned="1" table:number-matrix-rows-spanned="1" table:formula="of:=SUM([.H3:.H22]&gt;[.$AV3:.$AV22])" office:value-type="float"/>
          <table:table-cell table:number-matrix-columns-spanned="1" table:number-matrix-rows-spanned="1" table:formula="of:=SUM([.I3:.I22]&gt;[.$AW3:.$AW22])" office:value-type="float"/>
          <table:table-cell table:number-matrix-columns-spanned="1" table:number-matrix-rows-spanned="1" table:formula="of:=SUM([.J3:.J22]&gt;[.$AX3:.$AX22])" office:value-type="float"/>
          <table:table-cell table:number-matrix-columns-spanned="1" table:number-matrix-rows-spanned="1" table:formula="of:=SUM([.K3:.K22]&gt;[.$AY3:.$AY22])" office:value-type="float"/>
          <table:table-cell table:number-matrix-columns-spanned="1" table:number-matrix-rows-spanned="1" table:formula="of:=SUM([.L3:.L22]&gt;[.$AZ3:.$AZ22])" office:value-type="float"/>
          <table:table-cell table:number-matrix-columns-spanned="1" table:number-matrix-rows-spanned="1" table:formula="of:=SUM([.M3:.M22]&gt;[.$BA3:.$BA22])" office:value-type="float"/>
          <table:table-cell table:number-matrix-columns-spanned="1" table:number-matrix-rows-spanned="1" table:formula="of:=SUM([.N3:.N22]&gt;[.$BB3:.$BB22])" office:value-type="float"/>
          <table:table-cell table:number-matrix-columns-spanned="1" table:number-matrix-rows-spanned="1" table:formula="of:=SUM([.O3:.O22]&gt;[.$BC3:.$BC22])" office:value-type="float"/>
          <table:table-cell table:number-matrix-columns-spanned="1" table:number-matrix-rows-spanned="1" table:formula="of:=SUM([.P3:.P22]&gt;[.$BD3:.$BD22])" office:value-type="float"/>
          <table:table-cell table:number-matrix-columns-spanned="1" table:number-matrix-rows-spanned="1" table:formula="of:=SUM([.Q3:.Q22]&gt;[.$BE3:.$BE22])" office:value-type="float"/>
          <table:table-cell table:number-matrix-columns-spanned="1" table:number-matrix-rows-spanned="1" table:formula="of:=SUM([.R3:.R22]&gt;[.$BF3:.$BF22])" office:value-type="float"/>
          <table:table-cell table:number-matrix-columns-spanned="1" table:number-matrix-rows-spanned="1" table:formula="of:=SUM([.S3:.S22]&gt;[.$BG3:.$BG22])" office:value-type="float"/>
          <table:table-cell table:number-matrix-columns-spanned="1" table:number-matrix-rows-spanned="1" table:formula="of:=SUM([.T3:.T22]&gt;[.$BH3:.$BH22])" office:value-type="float"/>
          <table:table-cell table:number-matrix-columns-spanned="1" table:number-matrix-rows-spanned="1" table:formula="of:=SUM([.U3:.U22]&gt;[.$BI3:.$BI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V3:.$V6])^2)^0.5" office:value-type="float"/>
          <table:table-cell table:number-matrix-columns-spanned="1" table:number-matrix-rows-spanned="1" table:formula="of:=SUM(([.C3:.C6]-[.$W3:.$W6])^2)^0.5" office:value-type="float"/>
          <table:table-cell table:number-matrix-columns-spanned="1" table:number-matrix-rows-spanned="1" table:formula="of:=SUM(([.D3:.D6]-[.$X3:.$X6])^2)^0.5" office:value-type="float"/>
          <table:table-cell table:number-matrix-columns-spanned="1" table:number-matrix-rows-spanned="1" table:formula="of:=SUM(([.E3:.E6]-[.$Y3:.$Y6])^2)^0.5" office:value-type="float"/>
          <table:table-cell table:number-matrix-columns-spanned="1" table:number-matrix-rows-spanned="1" table:formula="of:=SUM(([.F3:.F6]-[.$Z3:.$Z6])^2)^0.5" office:value-type="float"/>
          <table:table-cell table:number-matrix-columns-spanned="1" table:number-matrix-rows-spanned="1" table:formula="of:=SUM(([.G3:.G6]-[.$AA3:.$AA6])^2)^0.5" office:value-type="float"/>
          <table:table-cell table:number-matrix-columns-spanned="1" table:number-matrix-rows-spanned="1" table:formula="of:=SUM(([.H3:.H6]-[.$AB3:.$AB6])^2)^0.5" office:value-type="float"/>
          <table:table-cell table:number-matrix-columns-spanned="1" table:number-matrix-rows-spanned="1" table:formula="of:=SUM(([.I3:.I6]-[.$AC3:.$AC6])^2)^0.5" office:value-type="float"/>
          <table:table-cell table:number-matrix-columns-spanned="1" table:number-matrix-rows-spanned="1" table:formula="of:=SUM(([.J3:.J6]-[.$AD3:.$AD6])^2)^0.5" office:value-type="float"/>
          <table:table-cell table:number-matrix-columns-spanned="1" table:number-matrix-rows-spanned="1" table:formula="of:=SUM(([.K3:.K6]-[.$AE3:.$AE6])^2)^0.5" office:value-type="float"/>
          <table:table-cell table:number-matrix-columns-spanned="1" table:number-matrix-rows-spanned="1" table:formula="of:=SUM(([.L3:.L6]-[.$AF3:.$AF6])^2)^0.5" office:value-type="float"/>
          <table:table-cell table:number-matrix-columns-spanned="1" table:number-matrix-rows-spanned="1" table:formula="of:=SUM(([.M3:.M6]-[.$AG3:.$AG6])^2)^0.5" office:value-type="float"/>
          <table:table-cell table:number-matrix-columns-spanned="1" table:number-matrix-rows-spanned="1" table:formula="of:=SUM(([.N3:.N6]-[.$AH3:.$AH6])^2)^0.5" office:value-type="float"/>
          <table:table-cell table:number-matrix-columns-spanned="1" table:number-matrix-rows-spanned="1" table:formula="of:=SUM(([.O3:.O6]-[.$AI3:.$AI6])^2)^0.5" office:value-type="float"/>
          <table:table-cell table:number-matrix-columns-spanned="1" table:number-matrix-rows-spanned="1" table:formula="of:=SUM(([.P3:.P6]-[.$AJ3:.$AJ6])^2)^0.5" office:value-type="float"/>
          <table:table-cell table:number-matrix-columns-spanned="1" table:number-matrix-rows-spanned="1" table:formula="of:=SUM(([.Q3:.Q6]-[.$AK3:.$AK6])^2)^0.5" office:value-type="float"/>
          <table:table-cell table:number-matrix-columns-spanned="1" table:number-matrix-rows-spanned="1" table:formula="of:=SUM(([.R3:.R6]-[.$AL3:.$AL6])^2)^0.5" office:value-type="float"/>
          <table:table-cell table:number-matrix-columns-spanned="1" table:number-matrix-rows-spanned="1" table:formula="of:=SUM(([.S3:.S6]-[.$AM3:.$AM6])^2)^0.5" office:value-type="float"/>
          <table:table-cell table:number-matrix-columns-spanned="1" table:number-matrix-rows-spanned="1" table:formula="of:=SUM(([.T3:.T6]-[.$AN3:.$AN6])^2)^0.5" office:value-type="float"/>
          <table:table-cell table:number-matrix-columns-spanned="1" table:number-matrix-rows-spanned="1" table:formula="of:=SUM(([.U3:.U6]-[.$AO3:.$AO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V3:.$V6])" office:value-type="float"/>
          <table:table-cell table:number-matrix-columns-spanned="1" table:number-matrix-rows-spanned="1" table:formula="of:=SUM([.C3:.C6]=[.$W3:.$W6])" office:value-type="float"/>
          <table:table-cell table:number-matrix-columns-spanned="1" table:number-matrix-rows-spanned="1" table:formula="of:=SUM([.D3:.D6]=[.$X3:.$X6])" office:value-type="float"/>
          <table:table-cell table:number-matrix-columns-spanned="1" table:number-matrix-rows-spanned="1" table:formula="of:=SUM([.E3:.E6]=[.$Y3:.$Y6])" office:value-type="float"/>
          <table:table-cell table:number-matrix-columns-spanned="1" table:number-matrix-rows-spanned="1" table:formula="of:=SUM([.F3:.F6]=[.$Z3:.$Z6])" office:value-type="float"/>
          <table:table-cell table:number-matrix-columns-spanned="1" table:number-matrix-rows-spanned="1" table:formula="of:=SUM([.G3:.G6]=[.$AA3:.$AA6])" office:value-type="float"/>
          <table:table-cell table:number-matrix-columns-spanned="1" table:number-matrix-rows-spanned="1" table:formula="of:=SUM([.H3:.H6]=[.$AB3:.$AB6])" office:value-type="float"/>
          <table:table-cell table:number-matrix-columns-spanned="1" table:number-matrix-rows-spanned="1" table:formula="of:=SUM([.I3:.I6]=[.$AC3:.$AC6])" office:value-type="float"/>
          <table:table-cell table:number-matrix-columns-spanned="1" table:number-matrix-rows-spanned="1" table:formula="of:=SUM([.J3:.J6]=[.$AD3:.$AD6])" office:value-type="float"/>
          <table:table-cell table:number-matrix-columns-spanned="1" table:number-matrix-rows-spanned="1" table:formula="of:=SUM([.K3:.K6]=[.$AE3:.$AE6])" office:value-type="float"/>
          <table:table-cell table:number-matrix-columns-spanned="1" table:number-matrix-rows-spanned="1" table:formula="of:=SUM([.L3:.L6]=[.$AF3:.$AF6])" office:value-type="float"/>
          <table:table-cell table:number-matrix-columns-spanned="1" table:number-matrix-rows-spanned="1" table:formula="of:=SUM([.M3:.M6]=[.$AG3:.$AG6])" office:value-type="float"/>
          <table:table-cell table:number-matrix-columns-spanned="1" table:number-matrix-rows-spanned="1" table:formula="of:=SUM([.N3:.N6]=[.$AH3:.$AH6])" office:value-type="float"/>
          <table:table-cell table:number-matrix-columns-spanned="1" table:number-matrix-rows-spanned="1" table:formula="of:=SUM([.O3:.O6]=[.$AI3:.$AI6])" office:value-type="float"/>
          <table:table-cell table:number-matrix-columns-spanned="1" table:number-matrix-rows-spanned="1" table:formula="of:=SUM([.P3:.P6]=[.$AJ3:.$AJ6])" office:value-type="float"/>
          <table:table-cell table:number-matrix-columns-spanned="1" table:number-matrix-rows-spanned="1" table:formula="of:=SUM([.Q3:.Q6]=[.$AK3:.$AK6])" office:value-type="float"/>
          <table:table-cell table:number-matrix-columns-spanned="1" table:number-matrix-rows-spanned="1" table:formula="of:=SUM([.R3:.R6]=[.$AL3:.$AL6])" office:value-type="float"/>
          <table:table-cell table:number-matrix-columns-spanned="1" table:number-matrix-rows-spanned="1" table:formula="of:=SUM([.S3:.S6]=[.$AM3:.$AM6])" office:value-type="float"/>
          <table:table-cell table:number-matrix-columns-spanned="1" table:number-matrix-rows-spanned="1" table:formula="of:=SUM([.T3:.T6]=[.$AN3:.$AN6])" office:value-type="float"/>
          <table:table-cell table:number-matrix-columns-spanned="1" table:number-matrix-rows-spanned="1" table:formula="of:=SUM([.U3:.U6]=[.$AO3:.$AO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AP3:.$AP6])" office:value-type="float"/>
          <table:table-cell table:number-matrix-columns-spanned="1" table:number-matrix-rows-spanned="1" table:formula="of:=SUM([.C3:.C6]&lt;[.$AQ3:.$AQ6])" office:value-type="float"/>
          <table:table-cell table:number-matrix-columns-spanned="1" table:number-matrix-rows-spanned="1" table:formula="of:=SUM([.D3:.D6]&lt;[.$AR3:.$AR6])" office:value-type="float"/>
          <table:table-cell table:number-matrix-columns-spanned="1" table:number-matrix-rows-spanned="1" table:formula="of:=SUM([.E3:.E6]&lt;[.$AS3:.$AS6])" office:value-type="float"/>
          <table:table-cell table:number-matrix-columns-spanned="1" table:number-matrix-rows-spanned="1" table:formula="of:=SUM([.F3:.F6]&lt;[.$AT3:.$AT6])" office:value-type="float"/>
          <table:table-cell table:number-matrix-columns-spanned="1" table:number-matrix-rows-spanned="1" table:formula="of:=SUM([.G3:.G6]&lt;[.$AU3:.$AU6])" office:value-type="float"/>
          <table:table-cell table:number-matrix-columns-spanned="1" table:number-matrix-rows-spanned="1" table:formula="of:=SUM([.H3:.H6]&lt;[.$AV3:.$AV6])" office:value-type="float"/>
          <table:table-cell table:number-matrix-columns-spanned="1" table:number-matrix-rows-spanned="1" table:formula="of:=SUM([.I3:.I6]&lt;[.$AW3:.$AW6])" office:value-type="float"/>
          <table:table-cell table:number-matrix-columns-spanned="1" table:number-matrix-rows-spanned="1" table:formula="of:=SUM([.J3:.J6]&lt;[.$AX3:.$AX6])" office:value-type="float"/>
          <table:table-cell table:number-matrix-columns-spanned="1" table:number-matrix-rows-spanned="1" table:formula="of:=SUM([.K3:.K6]&lt;[.$AY3:.$AY6])" office:value-type="float"/>
          <table:table-cell table:number-matrix-columns-spanned="1" table:number-matrix-rows-spanned="1" table:formula="of:=SUM([.L3:.L6]&lt;[.$AZ3:.$AZ6])" office:value-type="float"/>
          <table:table-cell table:number-matrix-columns-spanned="1" table:number-matrix-rows-spanned="1" table:formula="of:=SUM([.M3:.M6]&lt;[.$BA3:.$BA6])" office:value-type="float"/>
          <table:table-cell table:number-matrix-columns-spanned="1" table:number-matrix-rows-spanned="1" table:formula="of:=SUM([.N3:.N6]&lt;[.$BB3:.$BB6])" office:value-type="float"/>
          <table:table-cell table:number-matrix-columns-spanned="1" table:number-matrix-rows-spanned="1" table:formula="of:=SUM([.O3:.O6]&lt;[.$BC3:.$BC6])" office:value-type="float"/>
          <table:table-cell table:number-matrix-columns-spanned="1" table:number-matrix-rows-spanned="1" table:formula="of:=SUM([.P3:.P6]&lt;[.$BD3:.$BD6])" office:value-type="float"/>
          <table:table-cell table:number-matrix-columns-spanned="1" table:number-matrix-rows-spanned="1" table:formula="of:=SUM([.Q3:.Q6]&lt;[.$BE3:.$BE6])" office:value-type="float"/>
          <table:table-cell table:number-matrix-columns-spanned="1" table:number-matrix-rows-spanned="1" table:formula="of:=SUM([.R3:.R6]&lt;[.$BF3:.$BF6])" office:value-type="float"/>
          <table:table-cell table:number-matrix-columns-spanned="1" table:number-matrix-rows-spanned="1" table:formula="of:=SUM([.S3:.S6]&lt;[.$BG3:.$BG6])" office:value-type="float"/>
          <table:table-cell table:number-matrix-columns-spanned="1" table:number-matrix-rows-spanned="1" table:formula="of:=SUM([.T3:.T6]&lt;[.$BH3:.$BH6])" office:value-type="float"/>
          <table:table-cell table:number-matrix-columns-spanned="1" table:number-matrix-rows-spanned="1" table:formula="of:=SUM([.U3:.U6]&lt;[.$BI3:.$BI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AP3:.$AP6])" office:value-type="float"/>
          <table:table-cell table:number-matrix-columns-spanned="1" table:number-matrix-rows-spanned="1" table:formula="of:=SUM([.C3:.C6]&gt;[.$AQ3:.$AQ6])" office:value-type="float"/>
          <table:table-cell table:number-matrix-columns-spanned="1" table:number-matrix-rows-spanned="1" table:formula="of:=SUM([.D3:.D6]&gt;[.$AR3:.$AR6])" office:value-type="float"/>
          <table:table-cell table:number-matrix-columns-spanned="1" table:number-matrix-rows-spanned="1" table:formula="of:=SUM([.E3:.E6]&gt;[.$AS3:.$AS6])" office:value-type="float"/>
          <table:table-cell table:number-matrix-columns-spanned="1" table:number-matrix-rows-spanned="1" table:formula="of:=SUM([.F3:.F6]&gt;[.$AT3:.$AT6])" office:value-type="float"/>
          <table:table-cell table:number-matrix-columns-spanned="1" table:number-matrix-rows-spanned="1" table:formula="of:=SUM([.G3:.G6]&gt;[.$AU3:.$AU6])" office:value-type="float"/>
          <table:table-cell table:number-matrix-columns-spanned="1" table:number-matrix-rows-spanned="1" table:formula="of:=SUM([.H3:.H6]&gt;[.$AV3:.$AV6])" office:value-type="float"/>
          <table:table-cell table:number-matrix-columns-spanned="1" table:number-matrix-rows-spanned="1" table:formula="of:=SUM([.I3:.I6]&gt;[.$AW3:.$AW6])" office:value-type="float"/>
          <table:table-cell table:number-matrix-columns-spanned="1" table:number-matrix-rows-spanned="1" table:formula="of:=SUM([.J3:.J6]&gt;[.$AX3:.$AX6])" office:value-type="float"/>
          <table:table-cell table:number-matrix-columns-spanned="1" table:number-matrix-rows-spanned="1" table:formula="of:=SUM([.K3:.K6]&gt;[.$AY3:.$AY6])" office:value-type="float"/>
          <table:table-cell table:number-matrix-columns-spanned="1" table:number-matrix-rows-spanned="1" table:formula="of:=SUM([.L3:.L6]&gt;[.$AZ3:.$AZ6])" office:value-type="float"/>
          <table:table-cell table:number-matrix-columns-spanned="1" table:number-matrix-rows-spanned="1" table:formula="of:=SUM([.M3:.M6]&gt;[.$BA3:.$BA6])" office:value-type="float"/>
          <table:table-cell table:number-matrix-columns-spanned="1" table:number-matrix-rows-spanned="1" table:formula="of:=SUM([.N3:.N6]&gt;[.$BB3:.$BB6])" office:value-type="float"/>
          <table:table-cell table:number-matrix-columns-spanned="1" table:number-matrix-rows-spanned="1" table:formula="of:=SUM([.O3:.O6]&gt;[.$BC3:.$BC6])" office:value-type="float"/>
          <table:table-cell table:number-matrix-columns-spanned="1" table:number-matrix-rows-spanned="1" table:formula="of:=SUM([.P3:.P6]&gt;[.$BD3:.$BD6])" office:value-type="float"/>
          <table:table-cell table:number-matrix-columns-spanned="1" table:number-matrix-rows-spanned="1" table:formula="of:=SUM([.Q3:.Q6]&gt;[.$BE3:.$BE6])" office:value-type="float"/>
          <table:table-cell table:number-matrix-columns-spanned="1" table:number-matrix-rows-spanned="1" table:formula="of:=SUM([.R3:.R6]&gt;[.$BF3:.$BF6])" office:value-type="float"/>
          <table:table-cell table:number-matrix-columns-spanned="1" table:number-matrix-rows-spanned="1" table:formula="of:=SUM([.S3:.S6]&gt;[.$BG3:.$BG6])" office:value-type="float"/>
          <table:table-cell table:number-matrix-columns-spanned="1" table:number-matrix-rows-spanned="1" table:formula="of:=SUM([.T3:.T6]&gt;[.$BH3:.$BH6])" office:value-type="float"/>
          <table:table-cell table:number-matrix-columns-spanned="1" table:number-matrix-rows-spanned="1" table:formula="of:=SUM([.U3:.U6]&gt;[.$BI3:.$BI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